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2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adornments="Regular" style:font-family-generic="script" style:font-pitch="variable"/>
    <style:font-face style:name="Comic Sans MS3" svg:font-family="'Comic Sans M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02cm" fo:min-width="15.248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57cm" fo:min-width="3.89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748cm" svg:height="1.825cm" svg:x="3.54cm" svg:y="1.762cm">
          <draw:text-box>
            <text:p text:style-name="P3">Algeria</text:p>
            <text:p text:style-name="P3">1926-1839</text:p>
          </draw:text-box>
        </draw:frame>
        <draw:g>
          <draw:custom-shape draw:style-name="gr4" draw:text-style-name="P2" draw:layer="layout" svg:width="4.445cm" svg:height="2.87cm" svg:x="9.416cm" svg:y="6.51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662cm" svg:height="1.038cm" svg:x="10.802cm" svg:y="7.528cm">
            <draw:text-box>
              <text:p>#58</text:p>
            </draw:text-box>
          </draw:frame>
        </draw:g>
        <draw:frame draw:style-name="gr5" draw:text-style-name="P5" draw:layer="layout" svg:width="7.013cm" svg:height="1.038cm" svg:x="7.985cm" svg:y="4.407cm">
          <draw:text-box>
            <text:p>Marabout of Sidi Yacoub</text:p>
          </draw:text-box>
        </draw:frame>
        <draw:g>
          <draw:g>
            <draw:custom-shape draw:style-name="gr4" draw:text-style-name="P2" draw:layer="layout" svg:width="4.445cm" svg:height="2.87cm" svg:x="14.843cm" svg:y="15.478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16.229cm" svg:y="16.494cm">
              <draw:text-box>
                <text:p>#65</text:p>
              </draw:text-box>
            </draw:frame>
          </draw:g>
          <draw:g>
            <draw:custom-shape draw:style-name="gr4" draw:text-style-name="P2" draw:layer="layout" svg:width="4.445cm" svg:height="2.87cm" svg:x="9.128cm" svg:y="15.478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10.514cm" svg:y="16.494cm">
              <draw:text-box>
                <text:p>#64</text:p>
              </draw:text-box>
            </draw:frame>
          </draw:g>
          <draw:g>
            <draw:custom-shape draw:style-name="gr4" draw:text-style-name="P2" draw:layer="layout" svg:width="4.445cm" svg:height="2.87cm" svg:x="3.413cm" svg:y="15.478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4.799cm" svg:y="16.494cm">
              <draw:text-box>
                <text:p>#63</text:p>
              </draw:text-box>
            </draw:frame>
          </draw:g>
        </draw:g>
        <draw:g>
          <draw:g>
            <draw:custom-shape draw:style-name="gr4" draw:text-style-name="P2" draw:layer="layout" svg:width="4.445cm" svg:height="2.87cm" svg:x="12.303cm" svg:y="10.83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13.689cm" svg:y="11.846cm">
              <draw:text-box>
                <text:p>#62</text:p>
              </draw:text-box>
            </draw:frame>
          </draw:g>
          <draw:g>
            <draw:custom-shape draw:style-name="gr4" draw:text-style-name="P2" draw:layer="layout" svg:width="4.445cm" svg:height="2.87cm" svg:x="6.207cm" svg:y="10.83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573cm" svg:height="1.038cm" svg:x="7.593cm" svg:y="11.846cm">
              <draw:text-box>
                <text:p>#61</text:p>
              </draw:text-box>
            </draw:frame>
          </draw:g>
        </draw:g>
        <draw:g>
          <draw:g>
            <draw:custom-shape draw:style-name="gr4" draw:text-style-name="P2" draw:layer="layout" svg:width="4.445cm" svg:height="2.87cm" svg:x="12.303cm" svg:y="20.177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13.689cm" svg:y="21.193cm">
              <draw:text-box>
                <text:p>#67</text:p>
              </draw:text-box>
            </draw:frame>
          </draw:g>
          <draw:g>
            <draw:custom-shape draw:style-name="gr4" draw:text-style-name="P2" draw:layer="layout" svg:width="4.445cm" svg:height="2.87cm" svg:x="6.207cm" svg:y="20.177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1.662cm" svg:height="1.038cm" svg:x="7.593cm" svg:y="21.193cm">
              <draw:text-box>
                <text:p>#66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2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adornments="Regular" style:font-family-generic="script" style:font-pitch="variable"/>
    <style:font-face style:name="Comic Sans MS3" svg:font-family="'Comic Sans M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1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2:24:49.370000000</meta:print-date>
    <dc:date>2021-02-14T12:38:44.206000000</dc:date>
    <meta:editing-duration>PT1H42M48S</meta:editing-duration>
    <meta:editing-cycles>10</meta:editing-cycles>
    <meta:generator>LibreOffice/6.4.4.2$Windows_X86_64 LibreOffice_project/3d775be2011f3886db32dfd395a6a6d1ca2630ff</meta:generator>
    <meta:document-statistic meta:object-count="31"/>
  </office:meta>
</office:document-meta>
</file>